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4396in" fo:margin-left="0in" table:align="left"/>
    </style:style>
    <style:style style:name="Table1.A" style:family="table-column">
      <style:table-column-properties style:column-width="1.434in"/>
    </style:style>
    <style:style style:name="Table1.B" style:family="table-column">
      <style:table-column-properties style:column-width="1.5042in"/>
    </style:style>
    <style:style style:name="Table1.C" style:family="table-column">
      <style:table-column-properties style:column-width="0.4076in"/>
    </style:style>
    <style:style style:name="Table1.D" style:family="table-column">
      <style:table-column-properties style:column-width="1.091in"/>
    </style:style>
    <style:style style:name="Table1.E" style:family="table-column">
      <style:table-column-properties style:column-width="1.691in"/>
    </style:style>
    <style:style style:name="Table1.F" style:family="table-column">
      <style:table-column-properties style:column-width="1.3118in"/>
    </style:style>
    <style:style style:name="Table1.1" style:family="table-row">
      <style:table-row-properties style:min-row-height="1.749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1.3111in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3" style:family="table-row">
      <style:table-row-properties style:min-row-height="1.4986in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officeooo:rsid="00134e05" officeooo:paragraph-rsid="00134e05" style:font-weight-asian="bold" style:font-weight-complex="bol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134e05" officeooo:paragraph-rsid="00134e05" style:font-weight-asian="bold" style:font-weight-complex="bold"/>
    </style:style>
    <style:style style:name="P3" style:family="paragraph" style:parent-style-name="Table_20_Contents" style:list-style-name="L1">
      <style:text-properties style:text-underline-style="none" fo:font-weight="normal" officeooo:rsid="0014e5a5" officeooo:paragraph-rsid="0014e5a5" style:font-weight-asian="normal" style:font-weight-complex="normal"/>
    </style:style>
    <style:style style:name="P4" style:family="paragraph" style:parent-style-name="Table_20_Contents" style:list-style-name="L2">
      <style:text-properties style:text-underline-style="none" fo:font-weight="normal" officeooo:rsid="0014e5a5" officeooo:paragraph-rsid="0014e5a5" style:font-weight-asian="normal" style:font-weight-complex="normal"/>
    </style:style>
    <style:style style:name="P5" style:family="paragraph" style:parent-style-name="Table_20_Contents" style:list-style-name="L3">
      <style:text-properties style:text-underline-style="none" fo:font-weight="normal" officeooo:rsid="0014e5a5" officeooo:paragraph-rsid="0014e5a5" style:font-weight-asian="normal" style:font-weight-complex="normal"/>
    </style:style>
    <style:style style:name="P6" style:family="paragraph" style:parent-style-name="Table_20_Contents" style:list-style-name="L4">
      <style:text-properties style:text-underline-style="none" fo:font-weight="normal" officeooo:rsid="0014e5a5" officeooo:paragraph-rsid="0014e5a5" style:font-weight-asian="normal" style:font-weight-complex="normal"/>
    </style:style>
    <style:style style:name="P7" style:family="paragraph" style:parent-style-name="Table_20_Contents" style:list-style-name="L5">
      <style:text-properties style:text-underline-style="none" fo:font-weight="normal" officeooo:rsid="0014e5a5" officeooo:paragraph-rsid="0014e5a5" style:font-weight-asian="normal" style:font-weight-complex="normal"/>
    </style:style>
    <style:style style:name="P8" style:family="paragraph" style:parent-style-name="Table_20_Contents" style:list-style-name="L6">
      <style:text-properties style:text-underline-style="none" fo:font-weight="normal" officeooo:rsid="0014e5a5" officeooo:paragraph-rsid="0014e5a5" style:font-weight-asian="normal" style:font-weight-complex="normal"/>
    </style:style>
    <style:style style:name="P9" style:family="paragraph" style:parent-style-name="Table_20_Contents" style:list-style-name="L7">
      <style:text-properties style:text-underline-style="none" fo:font-weight="normal" officeooo:rsid="0014e5a5" officeooo:paragraph-rsid="0014e5a5" style:font-weight-asian="normal" style:font-weight-complex="normal"/>
    </style:style>
    <style:style style:name="P10" style:family="paragraph" style:parent-style-name="Table_20_Contents" style:list-style-name="L8">
      <style:text-properties style:text-underline-style="none" fo:font-weight="normal" officeooo:rsid="0014e5a5" officeooo:paragraph-rsid="0014e5a5" style:font-weight-asian="normal" style:font-weight-complex="normal"/>
    </style:style>
    <style:style style:name="P11" style:family="paragraph" style:parent-style-name="Table_20_Contents" style:list-style-name="L9">
      <style:text-properties style:text-underline-style="none" fo:font-weight="normal" officeooo:rsid="0014e5a5" officeooo:paragraph-rsid="0014e5a5" style:font-weight-asian="normal" style:font-weight-complex="normal"/>
    </style:style>
    <style:style style:name="P12" style:family="paragraph" style:parent-style-name="Table_20_Contents" style:list-style-name="L9">
      <style:text-properties style:text-underline-style="none" fo:font-weight="normal" officeooo:rsid="00163e21" officeooo:paragraph-rsid="00163e21" style:font-weight-asian="normal" style:font-weight-complex="normal"/>
    </style:style>
    <style:style style:name="P13" style:family="paragraph" style:parent-style-name="Table_20_Contents" style:list-style-name="L3">
      <style:text-properties style:text-underline-style="none" fo:font-weight="normal" officeooo:rsid="00163e21" officeooo:paragraph-rsid="00163e21" style:font-weight-asian="normal" style:font-weight-complex="normal"/>
    </style:style>
    <style:style style:name="P14" style:family="paragraph" style:parent-style-name="Table_20_Contents" style:list-style-name="L7">
      <style:text-properties officeooo:paragraph-rsid="0014e5a5"/>
    </style:style>
    <style:style style:name="T1" style:family="text">
      <style:text-properties fo:color="#580bfb" style:text-underline-style="solid" style:text-underline-width="auto" style:text-underline-color="font-color" fo:font-weight="normal" officeooo:rsid="0014e5a5" style:font-weight-asian="normal" style:font-weight-complex="normal"/>
    </style:style>
    <style:style style:name="T2" style:family="text">
      <style:text-properties style:text-underline-style="none" fo:font-weight="normal" officeooo:rsid="0014e5a5" style:font-weight-asian="normal" style:font-weight-complex="normal"/>
    </style:style>
    <style:style style:name="T3" style:family="text">
      <style:text-properties officeooo:rsid="00163e2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">BUSINESS MODEL CANVAS : CODE4CHANG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Key partners</text:p>
            <text:p text:style-name="P1"/>
            <text:list xml:id="list2698516702" text:style-name="L1">
              <text:list-item>
                <text:p text:style-name="P3">Updating of new materials by the students</text:p>
              </text:list-item>
              <text:list-item>
                <text:p text:style-name="P3">Outsourced developer to handle the database</text:p>
              </text:list-item>
            </text:list>
          </table:table-cell>
          <table:table-cell table:style-name="Table1.A1" office:value-type="string">
            <text:p text:style-name="P1">Key activities</text:p>
            <text:p text:style-name="P1"/>
            <text:list xml:id="list3610232361" text:style-name="L2">
              <text:list-item>
                <text:p text:style-name="P4">Platform management</text:p>
              </text:list-item>
              <text:list-item>
                <text:p text:style-name="P4">Programming materials updating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1">Value proposition</text:p>
            <text:p text:style-name="P1"/>
            <text:list xml:id="list710942598" text:style-name="L3">
              <text:list-item>
                <text:p text:style-name="P5"><text:span text:style-name="T3">Outsourced</text:span>, professional programming material</text:p>
              </text:list-item>
              <text:list-item>
                <text:p text:style-name="P13">Ability to add own material at prefered cost</text:p>
              </text:list-item>
            </text:list>
          </table:table-cell>
          <table:covered-table-cell/>
          <table:table-cell table:style-name="Table1.A1" office:value-type="string">
            <text:p text:style-name="P1">Customer relationship</text:p>
            <text:p text:style-name="P1"/>
            <text:list xml:id="list1170188528" text:style-name="L4">
              <text:list-item>
                <text:p text:style-name="P6">Social media marketing</text:p>
              </text:list-item>
              <text:list-item>
                <text:p text:style-name="P6">Sending newsletters to update on new material</text:p>
              </text:list-item>
              <text:list-item>
                <text:p text:style-name="P6">Free one month trial</text:p>
              </text:list-item>
            </text:list>
          </table:table-cell>
          <table:table-cell table:style-name="Table1.F1" table:number-rows-spanned="2" office:value-type="string">
            <text:p text:style-name="P1">Customer segment</text:p>
            <text:p text:style-name="P1"/>
            <text:list xml:id="list442773621" text:style-name="L5">
              <text:list-item>
                <text:p text:style-name="P7">Computer science students</text:p>
              </text:list-item>
              <text:list-item>
                <text:p text:style-name="P7">Code hobbiysts</text:p>
              </text:list-item>
            </text:list>
          </table:table-cell>
        </table:table-row>
        <table:table-row table:style-name="Table1.2">
          <table:covered-table-cell/>
          <table:table-cell table:style-name="Table1.B2" office:value-type="string">
            <text:p text:style-name="P1">Key resources</text:p>
            <text:p text:style-name="P1"/>
            <text:list xml:id="list3687452935" text:style-name="L6">
              <text:list-item>
                <text:p text:style-name="P8">Programming materials (videos and books)</text:p>
              </text:list-item>
              <text:list-item>
                <text:p text:style-name="P8">Users. Students</text:p>
              </text:list-item>
            </text:list>
          </table:table-cell>
          <table:covered-table-cell/>
          <table:covered-table-cell/>
          <table:table-cell table:style-name="Table1.B2" office:value-type="string">
            <text:p text:style-name="P1">Channels</text:p>
            <text:p text:style-name="P1"/>
            <text:list xml:id="list3018139466" text:style-name="L7">
              <text:list-item>
                <text:p text:style-name="P9">Social media</text:p>
              </text:list-item>
              <text:list-item>
                <text:p text:style-name="P14"><text:span text:style-name="T2">Website : </text:span><text:span text:style-name="T1">codewithnim.herokuapp.com</text:span></text:p>
              </text:list-item>
            </text:list>
          </table:table-cell>
          <table:covered-table-cell/>
        </table:table-row>
        <table:table-row table:style-name="Table1.3">
          <table:table-cell table:style-name="Table1.B2" table:number-columns-spanned="3" office:value-type="string">
            <text:p text:style-name="P1">Cost structure</text:p>
            <text:p text:style-name="P1"/>
            <text:list xml:id="list3474189218" text:style-name="L8">
              <text:list-item>
                <text:p text:style-name="P10">Monthly domain payment</text:p>
              </text:list-item>
            </text:list>
          </table:table-cell>
          <table:covered-table-cell/>
          <table:covered-table-cell/>
          <table:table-cell table:style-name="Table1.D3" table:number-columns-spanned="3" office:value-type="string">
            <text:p text:style-name="P1">Revenue streams</text:p>
            <text:p text:style-name="P1"/>
            <text:list xml:id="list2058607189" text:style-name="L9">
              <text:list-item>
                <text:p text:style-name="P11">Google Ads</text:p>
              </text:list-item>
              <text:list-item>
                <text:p text:style-name="P12">Pay per download</text:p>
              </text:list-item>
            </text:list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5:52:40.378149761</meta:creation-date>
    <dc:date>2021-12-31T09:40:56.753519103</dc:date>
    <meta:editing-duration>PT20M35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28" meta:word-count="109" meta:character-count="699" meta:non-whitespace-character-count="636"/>
  </office:meta>
</office:document-meta>
</file>